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width="true" fo:min-height="0.573cm" fo:min-width="0.5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2.77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1.3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0.90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1.3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7.973cm"/>
    </style:style>
    <style:style style:name="gr7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0.9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3.084cm"/>
    </style:style>
    <style:style style:name="gr10" style:family="graphic" style:parent-style-name="objectwithoutfill">
      <style:graphic-properties svg:stroke-width="0.081cm" draw:marker-start-width="0.322cm" draw:marker-end="Dimension_20_Lines" draw:marker-end-width="0.422cm" draw:fill="none" draw:textarea-vertical-align="middle" fo:padding-top="0.166cm" fo:padding-bottom="0.166cm" fo:padding-left="0.291cm" fo:padding-right="0.291cm"/>
    </style:style>
    <style:style style:name="gr11" style:family="graphic" style:parent-style-name="objectwithoutfill">
      <style:graphic-properties draw:stroke="dash" draw:stroke-dash="Fine_20_Dashed" svg:stroke-width="0.081cm" draw:marker-start-width="0.322cm" draw:marker-end="Dimension_20_Lines" draw:marker-end-width="0.422cm" draw:fill="none" draw:textarea-vertical-align="middle" fo:padding-top="0.166cm" fo:padding-bottom="0.166cm" fo:padding-left="0.291cm" fo:padding-right="0.291cm"/>
    </style:style>
    <style:style style:name="gr12" style:family="graphic" style:parent-style-name="objectwithoutfill">
      <style:graphic-properties draw:stroke="dash" draw:stroke-dash="Fine_20_Dashed"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Sans Narrow" fo:font-size="14pt"/>
    </style:style>
    <style:style style:name="P3" style:family="paragraph">
      <loext:graphic-properties draw:fill="none" draw:fill-color="#ffffff"/>
      <style:paragraph-properties fo:text-align="center"/>
      <style:text-properties style:font-name="Liberation Sans Narrow" fo:font-size="14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style:font-name="Liberation Sans Narrow" fo:font-size="14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09cm" svg:height="0.823cm" svg:x="7.075cm" svg:y="5.451cm">
          <draw:text-box draw:corner-radius="0.836cm">
            <text:p text:style-name="P1"><text:span text:style-name="T1">Akt</text:span></text:p>
          </draw:text-box>
        </draw:frame>
        <draw:frame draw:style-name="gr2" draw:text-style-name="P3" draw:layer="layout" svg:width="3.271cm" svg:height="0.823cm" svg:x="0cm" svg:y="0cm">
          <draw:text-box>
            <text:p text:style-name="P1"><text:span text:style-name="T1">Glucocorticoids</text:span></text:p>
          </draw:text-box>
        </draw:frame>
        <draw:frame draw:style-name="gr3" draw:text-style-name="P3" draw:layer="layout" svg:width="1.874cm" svg:height="0.823cm" svg:x="0.698cm" svg:y="3.175cm">
          <draw:text-box>
            <text:p text:style-name="P1"><text:span text:style-name="T1">REDD1</text:span></text:p>
          </draw:text-box>
        </draw:frame>
        <draw:frame draw:style-name="gr4" draw:text-style-name="P3" draw:layer="layout" svg:width="1.404cm" svg:height="0.823cm" svg:x="6.918cm" svg:y="7.593cm">
          <draw:text-box>
            <text:p text:style-name="P1"><text:span text:style-name="T1">Foxo</text:span></text:p>
          </draw:text-box>
        </draw:frame>
        <draw:frame draw:style-name="gr5" draw:text-style-name="P3" draw:layer="layout" svg:width="1.831cm" svg:height="0.823cm" svg:x="6.705cm" svg:y="9.735cm">
          <draw:text-box>
            <text:p text:style-name="P1"><text:span text:style-name="T1">MuRF1</text:span></text:p>
          </draw:text-box>
        </draw:frame>
        <draw:frame draw:style-name="gr6" draw:text-style-name="P3" draw:layer="layout" svg:width="8.473cm" svg:height="0.823cm" svg:x="3.39cm" svg:y="11.877cm">
          <draw:text-box>
            <text:p text:style-name="P1"><text:span text:style-name="T1">proteasome / ubiqutin - mediated catabolism</text:span></text:p>
          </draw:text-box>
        </draw:frame>
        <draw:line draw:style-name="gr7" draw:text-style-name="P2" draw:layer="layout" svg:x1="1.635cm" svg:y1="0.99cm" svg:x2="1.635cm" svg:y2="3.048cm">
          <text:p/>
        </draw:line>
        <draw:frame draw:style-name="gr8" draw:text-style-name="P3" draw:layer="layout" svg:width="1.433cm" svg:height="0.823cm" svg:x="12.732cm" svg:y="3.175cm">
          <draw:text-box>
            <text:p text:style-name="P1"><text:span text:style-name="T1">IGF-I</text:span></text:p>
          </draw:text-box>
        </draw:frame>
        <draw:frame draw:style-name="gr9" draw:text-style-name="P3" draw:layer="layout" svg:width="3.584cm" svg:height="0.823cm" svg:x="11.656cm" svg:y="0cm">
          <draw:text-box>
            <text:p text:style-name="P1"><text:span text:style-name="T1">Anabolic steroids</text:span></text:p>
          </draw:text-box>
        </draw:frame>
        <draw:line draw:style-name="gr7" draw:text-style-name="P2" draw:layer="layout" svg:x1="13.448cm" svg:y1="0.97cm" svg:x2="13.448cm" svg:y2="3.028cm">
          <text:p/>
        </draw:line>
        <draw:line draw:style-name="gr10" draw:text-style-name="P2" draw:layer="layout" svg:x1="2.287cm" svg:y1="1.011cm" svg:x2="12.891cm" svg:y2="3.094cm">
          <text:p/>
        </draw:line>
        <draw:line draw:style-name="gr10" draw:text-style-name="P2" draw:layer="layout" svg:x1="12.891cm" svg:y1="1.011cm" svg:x2="2.287cm" svg:y2="3.094cm">
          <text:p/>
        </draw:line>
        <draw:line draw:style-name="gr11" draw:text-style-name="P2" draw:layer="layout" svg:x1="13.325cm" svg:y1="3.991cm" svg:x2="7.981cm" svg:y2="5.551cm">
          <text:p/>
        </draw:line>
        <draw:line draw:style-name="gr12" draw:text-style-name="P2" draw:layer="layout" svg:x1="2.032cm" svg:y1="3.991cm" svg:x2="7.376cm" svg:y2="5.551cm">
          <text:p/>
        </draw:line>
        <draw:line draw:style-name="gr7" draw:text-style-name="P2" draw:layer="layout" svg:x1="7.623cm" svg:y1="6.173cm" svg:x2="7.637cm" svg:y2="7.781cm">
          <text:p/>
        </draw:line>
        <draw:line draw:style-name="gr7" draw:text-style-name="P2" draw:layer="layout" svg:x1="7.62cm" svg:y1="10.414cm" svg:x2="7.617cm" svg:y2="12.115cm">
          <text:p/>
        </draw:line>
        <draw:line draw:style-name="gr10" draw:text-style-name="P2" draw:layer="layout" svg:x1="7.624cm" svg:y1="8.382cm" svg:x2="7.622cm" svg:y2="9.906cm">
          <text:p/>
        </draw:line>
        <draw:line draw:style-name="gr7" draw:text-style-name="P2" draw:layer="layout" svg:x1="6.858cm" svg:y1="1.075cm" svg:x2="2.011cm" svg:y2="7.565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2999992370605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1cm" fo:margin-bottom="0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8cm" fo:margin-bottom="0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9cm" fo:margin-bottom="0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498cm" svg:x="1cm" svg:y="2.523cm"/>
      <draw:page-thumbnail draw:layer="backgroundobjects" svg:width="8.999cm" svg:height="7.498cm" svg:x="1cm" svg:y="11.099cm"/>
      <draw:page-thumbnail draw:layer="backgroundobjects" svg:width="8.999cm" svg:height="7.498cm" svg:x="1cm" svg:y="19.675cm"/>
      <draw:page-thumbnail draw:layer="backgroundobjects" svg:width="8.999cm" svg:height="7.498cm" svg:x="11cm" svg:y="2.523cm"/>
      <draw:page-thumbnail draw:layer="backgroundobjects" svg:width="8.999cm" svg:height="7.498cm" svg:x="11cm" svg:y="11.099cm"/>
      <draw:page-thumbnail draw:layer="backgroundobjects" svg:width="8.999cm" svg:height="7.498cm" svg:x="11cm" svg:y="19.675cm"/>
    </style:handout-master>
    <style:master-page style:name="Default" style:page-layout-name="PM1" draw:style-name="Mdp1">
      <draw:frame presentation:style-name="Default-title" draw:layer="backgroundobjects" svg:width="13.715cm" svg:height="2.12cm" svg:x="0.762cm" svg:y="0.505cm" presentation:class="title" presentation:placeholder="true">
        <draw:text-box/>
      </draw:frame>
      <draw:frame presentation:style-name="Default-outline1" draw:layer="backgroundobjects" svg:width="13.715cm" svg:height="7.365cm" svg:x="0.762cm" svg:y="2.971cm" presentation:class="outline" presentation:placeholder="true">
        <draw:text-box/>
      </draw:frame>
      <draw:frame presentation:style-name="Mpr1" draw:text-style-name="MP2" draw:layer="backgroundobjects" svg:width="3.55cm" svg:height="0.876cm" svg:x="0.762cm" svg:y="11.56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1cm" svg:height="0.876cm" svg:x="5.212cm" svg:y="11.56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876cm" svg:x="10.927cm" svg:y="11.56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6-06T21:10:51.354157212</meta:creation-date>
    <dc:date>2015-06-06T21:59:57.130791167</dc:date>
    <dc:creator>ayf </dc:creator>
    <meta:editing-duration>PT42M45S</meta:editing-duration>
    <meta:editing-cycles>12</meta:editing-cycles>
    <meta:generator>LibreOffice/4.4.3.2$Linux_X86_64 LibreOffice_project/40m0$Build-2</meta:generator>
    <meta:document-statistic meta:object-count="41"/>
  </office:meta>
</office:document-meta>
</file>